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OpenSymbol3" svg:font-family="OpenSymbol" style:font-adornments="Roman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44" style:family="table" style:master-page-name="">
      <style:table-properties style:width="9.151cm" fo:margin-top="0.049cm" fo:margin-bottom="0cm" style:page-number="auto" table:align="margins"/>
    </style:style>
    <style:style style:name="Tableau44.A" style:family="table-column">
      <style:table-column-properties style:column-width="0.915cm" style:rel-column-width="6553*"/>
    </style:style>
    <style:style style:name="Tableau44.J" style:family="table-column">
      <style:table-column-properties style:column-width="0.915cm" style:rel-column-width="6558*"/>
    </style:style>
    <style:style style:name="Tableau44.1" style:family="table-row">
      <style:table-row-properties style:min-row-height="0.6cm"/>
    </style:style>
    <style:style style:name="Tableau44.A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au44.B1" style:family="table-cell" style:data-style-name="N0">
      <style:table-cell-properties style:vertical-align="middle" fo:padding="0cm" fo:border-left="0.5pt solid #000000" fo:border-right="none" fo:border-top="0.5pt solid #000000" fo:border-bottom="0.5pt solid #000000"/>
    </style:style>
    <style:style style:name="Tableau44.J1" style:family="table-cell" style:data-style-name="N0">
      <style:table-cell-properties style:vertical-align="middle" fo:padding="0cm" fo:border="0.5pt solid #000000"/>
    </style:style>
    <style:style style:name="Tableau44.A2" style:family="table-cell" style:data-style-name="N0">
      <style:table-cell-properties style:vertical-align="middle" fo:padding="0cm" fo:border-left="0.5pt solid #000000" fo:border-right="none" fo:border-top="none" fo:border-bottom="0.5pt solid #000000"/>
    </style:style>
    <style:style style:name="Tableau44.J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44.A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G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J3" style:family="table-cell" style:data-style-name="N0">
      <style:table-cell-properties style:vertical-align="middle" fo:padding="0cm" fo:border-left="0.5pt solid #000000" fo:border-right="0.5pt solid #000000" fo:border-top="none" fo:border-bottom="0.5pt solid #000000"/>
    </style:style>
    <style:style style:name="Tableau44.J4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44.J5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44.A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B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C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D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E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F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G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H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I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J6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44.A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B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C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D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E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F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G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H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I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J7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44.A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B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C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D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E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F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G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H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I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J8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44.A9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B9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C9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D9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E9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F9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G9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H9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I9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J9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44.A10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B10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C10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D10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E10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F10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G10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H10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I10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44.J10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N_20_page_20_paire_20__28_G_29_">
      <style:text-properties officeooo:rsid="00f84d06" officeooo:paragraph-rsid="00f84d06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_5f_Header_20_P_20_page_20_paire_20__28_G_29_">
      <style:text-properties officeooo:rsid="0107aa33" officeooo:paragraph-rsid="0107aa33"/>
    </style:style>
    <style:style style:name="P10" style:family="paragraph" style:parent-style-name="_5f_Header_20_P_20_page_20_paire_20__28_G_29_">
      <style:text-properties officeooo:rsid="0106b7af" officeooo:paragraph-rsid="0106b7af"/>
    </style:style>
    <style:style style:name="P1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3" style:family="paragraph" style:parent-style-name="_5f_Paragraphe">
      <style:text-properties officeooo:paragraph-rsid="00b1ed6a"/>
    </style:style>
    <style:style style:name="P14" style:family="paragraph" style:parent-style-name="_5f_Paragraphe">
      <style:text-properties officeooo:paragraph-rsid="00b95cb2"/>
    </style:style>
    <style:style style:name="P15" style:family="paragraph" style:parent-style-name="_5f_Paragraphe">
      <style:text-properties officeooo:paragraph-rsid="00c175d8"/>
    </style:style>
    <style:style style:name="P16" style:family="paragraph" style:parent-style-name="_5f_Paragraphe_5f_Réponse_5f_Elève">
      <style:text-properties officeooo:paragraph-rsid="00c175d8"/>
    </style:style>
    <style:style style:name="P17" style:family="paragraph" style:parent-style-name="_5f_Paragraphe_5f_Réponse_5f_Pointillés_5f_Grisés">
      <style:text-properties officeooo:paragraph-rsid="00c175d8"/>
    </style:style>
    <style:style style:name="P18" style:family="paragraph" style:parent-style-name="_5f_Paragraphe_20_livret_20_">
      <style:paragraph-properties fo:text-align="center" style:justify-single-word="false"/>
      <style:text-properties style:text-line-through-style="solid" style:text-line-through-type="double" style:font-name="Bitstream Vera Sans1" fo:font-size="10pt" officeooo:paragraph-rsid="00b8a3fe" style:font-size-asian="10pt" style:font-size-complex="10pt"/>
    </style:style>
    <style:style style:name="P19" style:family="paragraph" style:parent-style-name="_5f_Paragraphe_20_livret_20_">
      <style:paragraph-properties fo:text-align="center" style:justify-single-word="false">
        <style:tab-stops/>
      </style:paragraph-properties>
      <style:text-properties style:text-line-through-style="solid" style:text-line-through-type="double" style:font-name="Bitstream Vera Sans1" fo:font-size="10pt" officeooo:paragraph-rsid="00b8a3fe" style:font-size-asian="10pt" style:font-size-complex="10pt"/>
    </style:style>
    <style:style style:name="P20" style:family="paragraph" style:parent-style-name="_5f_Paragraphe_20_livret_20_">
      <style:paragraph-properties fo:text-align="center" style:justify-single-word="false"/>
      <style:text-properties style:font-name="Bitstream Vera Sans1" fo:font-size="10pt" officeooo:paragraph-rsid="00b8a3fe" style:font-size-asian="10pt" style:font-size-complex="10pt"/>
    </style:style>
    <style:style style:name="P21" style:family="paragraph" style:parent-style-name="_5f_Paragraphe_5f_Correction">
      <style:text-properties officeooo:rsid="00a4f46e" officeooo:paragraph-rsid="00c175d8"/>
    </style:style>
    <style:style style:name="P22" style:family="paragraph" style:parent-style-name="_5f_Footer_20_page_20_impaire_20__28_D_29_"/>
    <style:style style:name="P23" style:family="paragraph" style:parent-style-name="_5f_Footer_20_page_20_impaire_20__28_D_29_">
      <style:text-properties officeooo:paragraph-rsid="01316a8b"/>
    </style:style>
    <style:style style:name="P24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5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6" style:family="paragraph" style:parent-style-name="_5f_Footer_20_page_20_paire_20__28_G_29_"/>
    <style:style style:name="P27" style:family="paragraph" style:parent-style-name="_5f_Footer_20_page_20_paire_20__28_G_29_">
      <style:text-properties officeooo:paragraph-rsid="01316a8b"/>
    </style:style>
    <style:style style:name="P28" style:family="paragraph" style:parent-style-name="_5f_Footer_20_page_20_paire_20__28_G_29_">
      <style:text-properties officeooo:paragraph-rsid="01336347"/>
    </style:style>
    <style:style style:name="P29" style:family="paragraph" style:parent-style-name="_5f_Footer_20_page_20_paire_20__28_G_29_">
      <style:text-properties officeooo:paragraph-rsid="0135ac9e"/>
    </style:style>
    <style:style style:name="P30" style:family="paragraph" style:parent-style-name="_5f_Footer_20_page_20_paire_20__28_G_29_">
      <style:text-properties officeooo:paragraph-rsid="01397109"/>
    </style:style>
    <style:style style:name="P31" style:family="paragraph" style:parent-style-name="_5f_Footer_20_page_20_paire_20__28_G_29_">
      <style:text-properties officeooo:paragraph-rsid="013b50d8"/>
    </style:style>
    <style:style style:name="P32" style:family="paragraph" style:parent-style-name="_5f_Footer_20_page_20_paire_20__28_G_29_">
      <style:text-properties officeooo:paragraph-rsid="013c280e"/>
    </style:style>
    <style:style style:name="P33" style:family="paragraph" style:parent-style-name="_5f_Footer_20_page_20_paire_20__28_G_29_">
      <style:text-properties officeooo:paragraph-rsid="0142af40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6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7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8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9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40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41" style:family="paragraph" style:parent-style-name="_5f_Header_20_D_20_page_20_paire_20__28_G_29_">
      <style:text-properties officeooo:paragraph-rsid="00fe4814"/>
    </style:style>
    <style:style style:name="P42" style:family="paragraph" style:parent-style-name="_5f_Header_20_D_20_page_20_paire_20__28_G_29_">
      <style:text-properties officeooo:rsid="0101821f" officeooo:paragraph-rsid="0101821f"/>
    </style:style>
    <style:style style:name="P43" style:family="paragraph" style:parent-style-name="_5f_Header_20_G_20_page_20_paire_20__28_G_29_">
      <style:text-properties officeooo:rsid="00ff3616" officeooo:paragraph-rsid="00ff3616"/>
    </style:style>
    <style:style style:name="P44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5" style:family="paragraph" style:parent-style-name="_5f_Header_20_M_20_page_20_impaire_20__28_D_29_">
      <style:text-properties officeooo:rsid="01035d0f" officeooo:paragraph-rsid="01035d0f"/>
    </style:style>
    <style:style style:name="P46" style:family="paragraph" style:parent-style-name="_5f_Header_20_M_20_page_20_paire_20__28_G_29_">
      <style:text-properties officeooo:rsid="0101a5c8" officeooo:paragraph-rsid="0101a5c8"/>
    </style:style>
    <style:style style:name="P47" style:family="paragraph" style:parent-style-name="_5f_Header_20_N_20_page_20_impaire_20__28_D_29_">
      <style:text-properties officeooo:rsid="010462d7" officeooo:paragraph-rsid="010462d7"/>
    </style:style>
    <style:style style:name="P4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9" style:family="paragraph" style:parent-style-name="_5f_Header_20_P_20_page_20_paire_20__28_G_29_">
      <style:text-properties officeooo:rsid="0107aa33" officeooo:paragraph-rsid="0107aa33"/>
    </style:style>
    <style:style style:name="P50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51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52" style:family="paragraph" style:parent-style-name="_5f_Paragraphe_20_livret_20_" style:list-style-name="">
      <loext:graphic-properties draw:fill="none" draw:fill-color="#729fcf"/>
      <style:paragraph-properties fo:margin-left="0cm" fo:margin-right="0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</style:paragraph-properties>
      <style:text-properties style:font-name="Bitstream Vera Sans1" fo:font-size="10pt" officeooo:paragraph-rsid="00c36548" style:font-size-asian="10pt" style:font-size-complex="10pt"/>
    </style:style>
    <style:style style:name="P53" style:family="paragraph" style:parent-style-name="_5f_Paragraphe_20_livret_20_">
      <style:paragraph-properties fo:text-align="center" style:justify-single-word="false">
        <style:tab-stops/>
      </style:paragraph-properties>
      <style:text-properties style:font-name="Bitstream Vera Sans1" fo:font-size="10pt" officeooo:paragraph-rsid="00c36548" style:font-size-asian="10pt" style:font-size-complex="10pt"/>
    </style:style>
    <style:style style:name="P54" style:family="paragraph" style:parent-style-name="_5f_Paragraphe_20_livret_20_">
      <style:paragraph-properties fo:text-align="center" style:justify-single-word="false"/>
      <style:text-properties style:font-name="Bitstream Vera Sans1" fo:font-size="10pt" officeooo:paragraph-rsid="00c36548" style:font-size-asian="10pt" style:font-size-complex="10pt"/>
    </style:style>
    <style:style style:name="P55" style:family="paragraph" style:parent-style-name="_5f_Paragraphe_5f_Bullet" style:list-style-name=""/>
    <style:style style:name="P56" style:family="paragraph" style:parent-style-name="_5f_Paragraphe_5f_Bullet" style:list-style-name="">
      <style:text-properties officeooo:paragraph-rsid="00c36548"/>
    </style:style>
    <style:style style:name="P57" style:family="paragraph" style:parent-style-name="_5f_Paragraphe_5f_Réponse_5f_Elève_5f_numéroté" style:list-style-name="_5f_Numérotation_20_des_20_exercices">
      <style:text-properties officeooo:paragraph-rsid="00c175d8"/>
    </style:style>
    <style:style style:name="P58" style:family="paragraph" style:parent-style-name="_5f_Premier_5f_Titre_5f_Exercices_5f_avec_5f_Num_20_Exo_5f_Avec_5f_Titre" style:list-style-name="_5f_Numérotation_20_des_20_exercices" style:master-page-name="SERIE_5f_NUMERIQUE_5f_CLR_5f_d7e12c_5f_2COL">
      <style:paragraph-properties style:page-number="1"/>
    </style:style>
    <style:style style:name="P59" style:family="paragraph" style:parent-style-name="_5f_Premier_5f_Titre_5f_Exercices_5f_avec_5f_Num_20_Exo_5f_Avec_5f_Titre" style:list-style-name="_5f_Numérotation_20_des_20_exercices">
      <style:paragraph-properties fo:break-before="column"/>
    </style:style>
    <style:style style:name="P60" style:family="paragraph" style:parent-style-name="_5f_Premier_5f_Titre_5f_Exercices_5f_avec_5f_Num_5f_Exo_5f_sans_5f_Titre" style:list-style-name="_5f_Numérotation_20_des_20_exercices"/>
    <style:style style:name="P61" style:family="paragraph" style:parent-style-name="_5f_Premier_5f_Titre_5f_Exercices_5f_avec_5f_Num_5f_Exo_5f_sans_5f_Titre" style:list-style-name="_5f_Numérotation_20_des_20_exercices">
      <style:text-properties officeooo:paragraph-rsid="00b1ed6a"/>
    </style:style>
    <style:style style:name="P62" style:family="paragraph" style:parent-style-name="_5f_Premier_5f_Titre_5f_Exercices_5f_avec_5f_Num_5f_Exo_5f_sans_5f_Titre" style:list-style-name="_5f_Numérotation_20_des_20_exercices">
      <style:text-properties officeooo:paragraph-rsid="00a6b505"/>
    </style:style>
    <style:style style:name="P63" style:family="paragraph" style:parent-style-name="_5f_Titre_5f_Exercices_5f_avec_5f_Titre" style:list-style-name="_5f_Numérotation_20_des_20_exercices"/>
    <style:style style:name="P64" style:family="paragraph" style:parent-style-name="_5f_Titre_5f_Exercices_5f_avec_5f_Titre" style:list-style-name="_5f_Numérotation_20_des_20_exercices">
      <style:text-properties officeooo:paragraph-rsid="00a6b505"/>
    </style:style>
    <style:style style:name="P65" style:family="paragraph">
      <style:paragraph-properties fo:text-align="center"/>
    </style:style>
    <style:style style:name="P66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67" style:family="paragraph">
      <loext:graphic-properties draw:fill="solid" draw:fill-color="#f99e06"/>
    </style:style>
    <style:style style:name="P68" style:family="paragraph">
      <loext:graphic-properties draw:fill="solid" draw:fill-color="#d62e4e"/>
    </style:style>
    <style:style style:name="P69" style:family="paragraph">
      <loext:graphic-properties draw:fill="solid" draw:fill-color="#7fb241"/>
    </style:style>
    <style:style style:name="P70" style:family="paragraph">
      <loext:graphic-properties draw:fill="solid" draw:fill-color="#9d0f89"/>
    </style:style>
    <style:style style:name="P71" style:family="paragraph">
      <loext:graphic-properties draw:fill="solid" draw:fill-color="#1ca2b8"/>
    </style:style>
    <style:style style:name="P72" style:family="paragraph">
      <loext:graphic-properties draw:fill="solid" draw:fill-color="#d7e12c"/>
    </style:style>
    <style:style style:name="P73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officeooo:rsid="00a4f46e"/>
    </style:style>
    <style:style style:name="T10" style:family="text">
      <style:text-properties style:use-window-font-color="true" loext:opacity="0%"/>
    </style:style>
    <style:style style:name="T11" style:family="text">
      <style:text-properties style:use-window-font-color="true" loext:opacity="0%" officeooo:rsid="00b5c7bf"/>
    </style:style>
    <style:style style:name="T12" style:family="text">
      <style:text-properties style:use-window-font-color="true" loext:opacity="0%" officeooo:rsid="00b79475"/>
    </style:style>
    <style:style style:name="T13" style:family="text">
      <style:text-properties style:use-window-font-color="true" loext:opacity="0%" officeooo:rsid="00b9ee87"/>
    </style:style>
    <style:style style:name="T14" style:family="text">
      <style:text-properties style:use-window-font-color="true" loext:opacity="0%" officeooo:rsid="00abe82d"/>
    </style:style>
    <style:style style:name="T15" style:family="text">
      <style:text-properties style:use-window-font-color="true" loext:opacity="0%" officeooo:rsid="00be05bf"/>
    </style:style>
    <style:style style:name="T16" style:family="text">
      <style:text-properties style:use-window-font-color="true" loext:opacity="0%" style:font-name="Bitstream Vera Sans6" officeooo:rsid="00b30ffd" style:font-name-asian="Bitstream Vera Sans2" style:font-name-complex="Bitstream Vera Sans2"/>
    </style:style>
    <style:style style:name="T17" style:family="text">
      <style:text-properties style:use-window-font-color="true" loext:opacity="0%" style:font-name="Bitstream Vera Sans6" officeooo:rsid="00c2c12a" style:font-name-asian="Bitstream Vera Sans2" style:font-name-complex="Bitstream Vera Sans2"/>
    </style:style>
    <style:style style:name="T18" style:family="text">
      <style:text-properties style:use-window-font-color="true" loext:opacity="0%" style:font-name="Bitstream Vera Sans6" officeooo:rsid="00b8ec12" style:font-name-asian="Bitstream Vera Sans2" style:font-name-complex="Bitstream Vera Sans2"/>
    </style:style>
    <style:style style:name="T19" style:family="text">
      <style:text-properties style:use-window-font-color="true" loext:opacity="0%" officeooo:rsid="00b30ffd"/>
    </style:style>
    <style:style style:name="T20" style:family="text">
      <style:text-properties style:use-window-font-color="true" loext:opacity="0%" officeooo:rsid="00c2c12a"/>
    </style:style>
    <style:style style:name="T21" style:family="text">
      <style:text-properties style:use-window-font-color="true" loext:opacity="0%" officeooo:rsid="00b30ffd" fo:background-color="#ffff00" loext:char-shading-value="0" style:font-name-asian="Bitstream Vera Sans2" style:font-name-complex="Bitstream Vera Sans2"/>
    </style:style>
    <style:style style:name="T22" style:family="text">
      <style:text-properties style:use-window-font-color="true" loext:opacity="0%" officeooo:rsid="00c2c12a" fo:background-color="#ffff00" loext:char-shading-value="0" style:font-name-asian="Bitstream Vera Sans2" style:font-name-complex="Bitstream Vera Sans2"/>
    </style:style>
    <style:style style:name="T23" style:family="text">
      <style:text-properties style:use-window-font-color="true" loext:opacity="0%" officeooo:rsid="00c318ff" fo:background-color="#ffff00" loext:char-shading-value="0"/>
    </style:style>
    <style:style style:name="T24" style:family="text">
      <style:text-properties style:use-window-font-color="true" loext:opacity="0%" style:font-name="OpenSymbol3" officeooo:rsid="00b30ffd" style:font-name-asian="Bitstream Vera Sans2" style:font-name-complex="Bitstream Vera Sans2"/>
    </style:style>
    <style:style style:name="T25" style:family="text">
      <style:text-properties style:use-window-font-color="true" loext:opacity="0%" style:font-name="OpenSymbol3" officeooo:rsid="00c2c12a" style:font-name-asian="Bitstream Vera Sans2" style:font-name-complex="Bitstream Vera Sans2"/>
    </style:style>
    <style:style style:name="T26" style:family="text">
      <style:text-properties officeooo:rsid="00a6b505"/>
    </style:style>
    <style:style style:name="T27" style:family="text">
      <style:text-properties officeooo:rsid="00abe82d"/>
    </style:style>
    <style:style style:name="T28" style:family="text">
      <style:text-properties style:font-name="Bitstream Vera Sans1" fo:font-style="normal" style:font-style-asian="normal" style:font-style-complex="normal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af7c55" style:font-style-asian="normal" style:font-style-complex="normal"/>
    </style:style>
    <style:style style:name="T31" style:family="text">
      <style:text-properties fo:background-color="transparent" loext:char-shading-value="0"/>
    </style:style>
    <style:style style:name="T32" style:family="text">
      <style:text-properties officeooo:rsid="00c2c12a" fo:background-color="transparent" loext:char-shading-value="0"/>
    </style:style>
    <style:style style:name="T33" style:family="text">
      <style:text-properties officeooo:rsid="00b1ed6a"/>
    </style:style>
    <style:style style:name="T34" style:family="text">
      <style:text-properties officeooo:rsid="00b95cb2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officeooo:rsid="00bb0f98" style:font-weight-asian="bold" style:font-weight-complex="bold"/>
    </style:style>
    <style:style style:name="T37" style:family="text">
      <style:text-properties fo:color="#c9211e" loext:opacity="100%"/>
    </style:style>
    <style:style style:name="T38" style:family="text">
      <style:text-properties fo:color="#c9211e" loext:opacity="100%" fo:background-color="transparent" loext:char-shading-value="0"/>
    </style:style>
    <style:style style:name="T39" style:family="text">
      <style:text-properties fo:color="#c9211e" loext:opacity="100%" fo:font-style="normal" style:font-style-asian="normal" style:font-style-complex="normal"/>
    </style:style>
    <style:style style:name="T40" style:family="text">
      <style:text-properties fo:color="#3faf46" loext:opacity="100%"/>
    </style:style>
    <style:style style:name="T41" style:family="text">
      <style:text-properties fo:color="#3faf46" loext:opacity="100%" fo:font-style="normal" style:font-style-asian="normal" style:font-style-complex="normal"/>
    </style:style>
    <style:style style:name="T42" style:family="text">
      <style:text-properties officeooo:rsid="00b30ffd"/>
    </style:style>
    <style:style style:name="T43" style:family="text">
      <style:text-properties fo:color="#ff4500" loext:opacity="100%" officeooo:rsid="00b79475"/>
    </style:style>
    <style:style style:name="T44" style:family="text">
      <style:text-properties style:font-name="Bitstream Vera Sans6" officeooo:rsid="00b30ffd" style:font-name-asian="Bitstream Vera Sans2" style:font-name-complex="Bitstream Vera Sans2"/>
    </style:style>
    <style:style style:name="T45" style:family="text">
      <style:text-properties style:text-position="super 58%"/>
    </style:style>
    <style:style style:name="T46" style:family="text">
      <style:text-properties style:text-position="super 58%" officeooo:rsid="00c2c12a"/>
    </style:style>
    <style:style style:name="T47" style:family="text">
      <style:text-properties style:text-position="super 58%" officeooo:rsid="00a6b505"/>
    </style:style>
    <style:style style:name="T48" style:family="text">
      <style:text-properties style:text-position="super 58%" officeooo:rsid="00c175d8"/>
    </style:style>
    <style:style style:name="T49" style:family="text">
      <style:text-properties officeooo:rsid="00c2c12a"/>
    </style:style>
    <style:style style:name="T50" style:family="text">
      <style:text-properties officeooo:rsid="00c175d8"/>
    </style:style>
    <style:style style:name="T51" style:family="text">
      <style:text-properties fo:background-color="#ffff00" loext:char-shading-value="0"/>
    </style:style>
    <style:style style:name="T52" style:family="text">
      <style:text-properties officeooo:rsid="00b323f1" fo:background-color="#ffff00" loext:char-shading-value="0"/>
    </style:style>
    <style:style style:name="T53" style:family="text">
      <style:text-properties officeooo:rsid="00c2c12a" fo:background-color="#ffff00" loext:char-shading-value="0"/>
    </style:style>
    <style:style style:name="T54" style:family="text">
      <style:text-properties officeooo:rsid="00c318ff" fo:background-color="#ffff00" loext:char-shading-value="0"/>
    </style:style>
    <style:style style:name="T55" style:family="text">
      <style:text-properties officeooo:rsid="00b48303" fo:background-color="#ffff00" loext:char-shading-value="0"/>
    </style:style>
    <style:style style:name="T56" style:family="text">
      <style:text-properties officeooo:rsid="00c51189" fo:background-color="#ffff00" loext:char-shading-value="0"/>
    </style:style>
    <style:style style:name="T57" style:family="text">
      <style:text-properties officeooo:rsid="00b323f1"/>
    </style:style>
    <style:style style:name="T58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3">
          <style:column-sep style:width="0.035cm" style:color="#808080" style:height="100%" style:style="solid"/>
          <style:column style:rel-width="776*" fo:start-indent="0cm" fo:end-indent="0.249cm"/>
          <style:column style:rel-width="917*" fo:start-indent="0.249cm" fo:end-indent="0.249cm"/>
          <style:column style:rel-width="3495*" fo:start-indent="0.249cm" fo:end-indent="0cm"/>
        </style:columns>
      </style:section-properties>
    </style:style>
    <style:style style:name="gr1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58" text:outline-level="1"><text:span text:style-name="_5f_Caractères_5f_gras">Le crible d'Ératosthène</text:span></text:h>
          <text:list>
            <text:list-item>
              <text:p text:style-name="_5f_Paragraphe_5f_avec_5f_Num_5f_Question"><text:span text:style-name="_5f_Caractères"><text:span text:style-name="T10">On veut déterminer tous les nombres premiers inférieurs à 100. Pour cela, on utilise un tableau </text:span></text:span><text:span text:style-name="_5f_Caractères"><text:span text:style-name="T11">qu’on appelle </text:span></text:span><text:span text:style-name="_5f_Caractères"><text:span text:style-name="T10">le crible d’Ératosthène :</text:span></text:span><text:span text:style-name="_5f_Caractères"> </text:span></text:p>
            </text:list-item>
          </text:list>
        </text:list-item>
      </text:list>
      <text:h text:style-name="P55" text:outline-level="1"><text:span text:style-name="_5f_Caractères">Commence par barrer 1 </text:span></text:h>
      <text:h text:style-name="P55" text:outline-level="1"><text:span text:style-name="_5f_Caractères">Puis barre tous les multiples de 2 sauf 2 ;</text:span></text:h>
      <text:h text:style-name="P56" text:outline-level="1"><text:span text:style-name="_5f_Caractères">Quel est le premier nombre non barré après 2 ? </text:span><text:span text:style-name="_5f_Caractères_5f_correction"><text:span text:style-name="T42"><text:s/>3 </text:span></text:span></text:h>
      <text:h text:style-name="P55" text:outline-level="1"><text:span text:style-name="_5f_Caractères">Barre tous ses multiples.</text:span></text:h>
      <text:h text:style-name="P55" text:outline-level="1"><text:span text:style-name="_5f_Caractères">Reproduis ce processus en repérant à chaque étape le premier nombre non barré du tableau et en barrant ses multiples.</text:span></text:h>
      <table:table table:name="Tableau44" table:style-name="Tableau44">
        <table:table-column table:style-name="Tableau44.A" table:number-columns-repeated="9"/>
        <table:table-column table:style-name="Tableau44.J"/>
        <table:table-row table:style-name="Tableau44.1">
          <table:table-cell table:style-name="Tableau44.A1" office:value-type="string">
            <text:p text:style-name="P18">1</text:p>
          </table:table-cell>
          <table:table-cell table:style-name="Tableau44.B1" office:value-type="float" office:value="2">
            <text:p text:style-name="P52"><text:span text:style-name="_5f_Caractères_5f_correction">2</text:span></text:p>
          </table:table-cell>
          <table:table-cell table:style-name="Tableau44.B1" office:value-type="float" office:value="3">
            <text:p text:style-name="P54"><text:span text:style-name="_5f_Caractères_5f_correction">3</text:span></text:p>
          </table:table-cell>
          <table:table-cell table:style-name="Tableau44.A1" office:value-type="string">
            <text:p text:style-name="P19">4</text:p>
          </table:table-cell>
          <table:table-cell table:style-name="Tableau44.B1" office:value-type="float" office:value="5">
            <text:p text:style-name="P54"><text:span text:style-name="_5f_Caractères_5f_correction">5</text:span></text:p>
          </table:table-cell>
          <table:table-cell table:style-name="Tableau44.B1" office:value-type="float" office:value="6">
            <text:p text:style-name="P19">6</text:p>
          </table:table-cell>
          <table:table-cell table:style-name="Tableau44.B1" office:value-type="float" office:value="7">
            <text:p text:style-name="P54"><text:span text:style-name="_5f_Caractères_5f_correction">7</text:span></text:p>
          </table:table-cell>
          <table:table-cell table:style-name="Tableau44.B1" office:value-type="float" office:value="8">
            <text:p text:style-name="P19">8</text:p>
          </table:table-cell>
          <table:table-cell table:style-name="Tableau44.B1" office:value-type="float" office:value="9">
            <text:p text:style-name="P19">9</text:p>
          </table:table-cell>
          <table:table-cell table:style-name="Tableau44.J1" office:value-type="float" office:value="10">
            <text:p text:style-name="P19">10</text:p>
          </table:table-cell>
        </table:table-row>
        <table:table-row table:style-name="Tableau44.1">
          <table:table-cell table:style-name="Tableau44.A2" office:value-type="float" office:value="11">
            <text:p text:style-name="P54"><text:span text:style-name="_5f_Caractères_5f_correction">11</text:span></text:p>
          </table:table-cell>
          <table:table-cell table:style-name="Tableau44.A2" office:value-type="float" office:value="12">
            <text:p text:style-name="P19">12</text:p>
          </table:table-cell>
          <table:table-cell table:style-name="Tableau44.A2" office:value-type="float" office:value="13">
            <text:p text:style-name="P54"><text:span text:style-name="_5f_Caractères_5f_correction">13</text:span></text:p>
          </table:table-cell>
          <table:table-cell table:style-name="Tableau44.A2" office:value-type="float" office:value="14">
            <text:p text:style-name="P19">14</text:p>
          </table:table-cell>
          <table:table-cell table:style-name="Tableau44.A2" office:value-type="float" office:value="15">
            <text:p text:style-name="P19">15</text:p>
          </table:table-cell>
          <table:table-cell table:style-name="Tableau44.A2" office:value-type="float" office:value="16">
            <text:p text:style-name="P19">16</text:p>
          </table:table-cell>
          <table:table-cell table:style-name="Tableau44.A2" office:value-type="float" office:value="17">
            <text:p text:style-name="P54"><text:span text:style-name="_5f_Caractères_5f_correction">17</text:span></text:p>
          </table:table-cell>
          <table:table-cell table:style-name="Tableau44.A2" office:value-type="float" office:value="18">
            <text:p text:style-name="P19">18</text:p>
          </table:table-cell>
          <table:table-cell table:style-name="Tableau44.A2" office:value-type="float" office:value="19">
            <text:p text:style-name="P54"><text:span text:style-name="_5f_Caractères_5f_correction">19</text:span></text:p>
          </table:table-cell>
          <table:table-cell table:style-name="Tableau44.J2" office:value-type="string">
            <text:p text:style-name="P19">20</text:p>
          </table:table-cell>
        </table:table-row>
        <table:table-row table:style-name="Tableau44.1">
          <table:table-cell table:style-name="Tableau44.A3" office:value-type="string">
            <text:p text:style-name="P19">21</text:p>
          </table:table-cell>
          <table:table-cell table:style-name="Tableau44.A2" office:value-type="float" office:value="22">
            <text:p text:style-name="P19">22</text:p>
          </table:table-cell>
          <table:table-cell table:style-name="Tableau44.A2" office:value-type="float" office:value="23">
            <text:p text:style-name="P54"><text:span text:style-name="_5f_Caractères_5f_correction">23</text:span></text:p>
          </table:table-cell>
          <table:table-cell table:style-name="Tableau44.A2" office:value-type="float" office:value="24">
            <text:p text:style-name="P19">24</text:p>
          </table:table-cell>
          <table:table-cell table:style-name="Tableau44.A2" office:value-type="float" office:value="25">
            <text:p text:style-name="P19">25</text:p>
          </table:table-cell>
          <table:table-cell table:style-name="Tableau44.A2" office:value-type="float" office:value="26">
            <text:p text:style-name="P19">26</text:p>
          </table:table-cell>
          <table:table-cell table:style-name="Tableau44.G3" office:value-type="string">
            <text:p text:style-name="P19">27</text:p>
          </table:table-cell>
          <table:table-cell table:style-name="Tableau44.A2" office:value-type="float" office:value="28">
            <text:p text:style-name="P19">28</text:p>
          </table:table-cell>
          <table:table-cell table:style-name="Tableau44.A2" office:value-type="float" office:value="29">
            <text:p text:style-name="P54"><text:span text:style-name="_5f_Caractères_5f_correction">29</text:span></text:p>
          </table:table-cell>
          <table:table-cell table:style-name="Tableau44.J3" office:value-type="float" office:value="30">
            <text:p text:style-name="P19">30</text:p>
          </table:table-cell>
        </table:table-row>
        <table:table-row table:style-name="Tableau44.1">
          <table:table-cell table:style-name="Tableau44.A2" office:value-type="float" office:value="31">
            <text:p text:style-name="P54"><text:span text:style-name="_5f_Caractères_5f_correction">31</text:span></text:p>
          </table:table-cell>
          <table:table-cell table:style-name="Tableau44.A2" office:value-type="float" office:value="32">
            <text:p text:style-name="P19">32</text:p>
          </table:table-cell>
          <table:table-cell table:style-name="Tableau44.A2" office:value-type="float" office:value="33">
            <text:p text:style-name="P19">33</text:p>
          </table:table-cell>
          <table:table-cell table:style-name="Tableau44.A2" office:value-type="float" office:value="34">
            <text:p text:style-name="P19">34</text:p>
          </table:table-cell>
          <table:table-cell table:style-name="Tableau44.A2" office:value-type="float" office:value="35">
            <text:p text:style-name="P19">35</text:p>
          </table:table-cell>
          <table:table-cell table:style-name="Tableau44.A2" office:value-type="float" office:value="36">
            <text:p text:style-name="P19">36</text:p>
          </table:table-cell>
          <table:table-cell table:style-name="Tableau44.A2" office:value-type="float" office:value="37">
            <text:p text:style-name="P54"><text:span text:style-name="_5f_Caractères_5f_correction">37</text:span></text:p>
          </table:table-cell>
          <table:table-cell table:style-name="Tableau44.A2" office:value-type="float" office:value="38">
            <text:p text:style-name="P19">38</text:p>
          </table:table-cell>
          <table:table-cell table:style-name="Tableau44.A2" office:value-type="float" office:value="39">
            <text:p text:style-name="P19">39</text:p>
          </table:table-cell>
          <table:table-cell table:style-name="Tableau44.J4" office:value-type="string">
            <text:p text:style-name="P19">40</text:p>
          </table:table-cell>
        </table:table-row>
        <table:table-row table:style-name="Tableau44.1">
          <table:table-cell table:style-name="Tableau44.A2" office:value-type="float" office:value="41">
            <text:p text:style-name="P54"><text:span text:style-name="_5f_Caractères_5f_correction">41</text:span></text:p>
          </table:table-cell>
          <table:table-cell table:style-name="Tableau44.A2" office:value-type="float" office:value="42">
            <text:p text:style-name="P19">42</text:p>
          </table:table-cell>
          <table:table-cell table:style-name="Tableau44.A2" office:value-type="float" office:value="43">
            <text:p text:style-name="P54"><text:span text:style-name="_5f_Caractères_5f_correction">43</text:span></text:p>
          </table:table-cell>
          <table:table-cell table:style-name="Tableau44.A2" office:value-type="float" office:value="44">
            <text:p text:style-name="P19">44</text:p>
          </table:table-cell>
          <table:table-cell table:style-name="Tableau44.A2" office:value-type="float" office:value="45">
            <text:p text:style-name="P19">45</text:p>
          </table:table-cell>
          <table:table-cell table:style-name="Tableau44.A2" office:value-type="float" office:value="46">
            <text:p text:style-name="P19">46</text:p>
          </table:table-cell>
          <table:table-cell table:style-name="Tableau44.A2" office:value-type="float" office:value="47">
            <text:p text:style-name="P54"><text:span text:style-name="_5f_Caractères_5f_correction">47</text:span></text:p>
          </table:table-cell>
          <table:table-cell table:style-name="Tableau44.A2" office:value-type="float" office:value="48">
            <text:p text:style-name="P19">48</text:p>
          </table:table-cell>
          <table:table-cell table:style-name="Tableau44.A2" office:value-type="float" office:value="49">
            <text:p text:style-name="P19">49</text:p>
          </table:table-cell>
          <table:table-cell table:style-name="Tableau44.J5" office:value-type="string">
            <text:p text:style-name="P19">50</text:p>
          </table:table-cell>
        </table:table-row>
        <table:table-row table:style-name="Tableau44.1">
          <table:table-cell table:style-name="Tableau44.A6" office:value-type="string">
            <text:p text:style-name="P19">51</text:p>
          </table:table-cell>
          <table:table-cell table:style-name="Tableau44.B6" office:value-type="string">
            <text:p text:style-name="P19">52</text:p>
          </table:table-cell>
          <table:table-cell table:style-name="Tableau44.C6" office:value-type="string">
            <text:p text:style-name="P54"><text:span text:style-name="_5f_Caractères_5f_correction">53</text:span></text:p>
          </table:table-cell>
          <table:table-cell table:style-name="Tableau44.D6" office:value-type="string">
            <text:p text:style-name="P19">54</text:p>
          </table:table-cell>
          <table:table-cell table:style-name="Tableau44.E6" office:value-type="string">
            <text:p text:style-name="P19">55</text:p>
          </table:table-cell>
          <table:table-cell table:style-name="Tableau44.F6" office:value-type="string">
            <text:p text:style-name="P19">56</text:p>
          </table:table-cell>
          <table:table-cell table:style-name="Tableau44.G6" office:value-type="string">
            <text:p text:style-name="P19">57</text:p>
          </table:table-cell>
          <table:table-cell table:style-name="Tableau44.H6" office:value-type="string">
            <text:p text:style-name="P19">58</text:p>
          </table:table-cell>
          <table:table-cell table:style-name="Tableau44.I6" office:value-type="string">
            <text:p text:style-name="P54"><text:span text:style-name="_5f_Caractères_5f_correction">59</text:span></text:p>
          </table:table-cell>
          <table:table-cell table:style-name="Tableau44.J6" office:value-type="string">
            <text:p text:style-name="P19">60</text:p>
          </table:table-cell>
        </table:table-row>
        <table:table-row table:style-name="Tableau44.1">
          <table:table-cell table:style-name="Tableau44.A7" office:value-type="string">
            <text:p text:style-name="P53"><text:span text:style-name="_5f_Caractères_5f_correction">61</text:span></text:p>
          </table:table-cell>
          <table:table-cell table:style-name="Tableau44.B7" office:value-type="string">
            <text:p text:style-name="P19">62</text:p>
          </table:table-cell>
          <table:table-cell table:style-name="Tableau44.C7" office:value-type="string">
            <text:p text:style-name="P19">63</text:p>
          </table:table-cell>
          <table:table-cell table:style-name="Tableau44.D7" office:value-type="string">
            <text:p text:style-name="P19">64</text:p>
          </table:table-cell>
          <table:table-cell table:style-name="Tableau44.E7" office:value-type="string">
            <text:p text:style-name="P19">65</text:p>
          </table:table-cell>
          <table:table-cell table:style-name="Tableau44.F7" office:value-type="string">
            <text:p text:style-name="P19">66</text:p>
          </table:table-cell>
          <table:table-cell table:style-name="Tableau44.G7" office:value-type="string">
            <text:p text:style-name="P20">67</text:p>
          </table:table-cell>
          <table:table-cell table:style-name="Tableau44.H7" office:value-type="string">
            <text:p text:style-name="P19">68</text:p>
          </table:table-cell>
          <table:table-cell table:style-name="Tableau44.I7" office:value-type="string">
            <text:p text:style-name="P19">69</text:p>
          </table:table-cell>
          <table:table-cell table:style-name="Tableau44.J7" office:value-type="string">
            <text:p text:style-name="P19">70</text:p>
          </table:table-cell>
        </table:table-row>
        <table:table-row table:style-name="Tableau44.1">
          <table:table-cell table:style-name="Tableau44.A8" office:value-type="string">
            <text:p text:style-name="P54"><text:span text:style-name="_5f_Caractères_5f_correction"><text:span text:style-name="T42">7</text:span></text:span><text:span text:style-name="_5f_Caractères_5f_correction">1</text:span></text:p>
          </table:table-cell>
          <table:table-cell table:style-name="Tableau44.B8" office:value-type="string">
            <text:p text:style-name="P19">72</text:p>
          </table:table-cell>
          <table:table-cell table:style-name="Tableau44.C8" office:value-type="string">
            <text:p text:style-name="P54"><text:span text:style-name="_5f_Caractères_5f_correction">73</text:span></text:p>
          </table:table-cell>
          <table:table-cell table:style-name="Tableau44.D8" office:value-type="string">
            <text:p text:style-name="P19">74</text:p>
          </table:table-cell>
          <table:table-cell table:style-name="Tableau44.E8" office:value-type="string">
            <text:p text:style-name="P19">75</text:p>
          </table:table-cell>
          <table:table-cell table:style-name="Tableau44.F8" office:value-type="string">
            <text:p text:style-name="P19">76</text:p>
          </table:table-cell>
          <table:table-cell table:style-name="Tableau44.G8" office:value-type="string">
            <text:p text:style-name="P19">77</text:p>
          </table:table-cell>
          <table:table-cell table:style-name="Tableau44.H8" office:value-type="string">
            <text:p text:style-name="P19">78</text:p>
          </table:table-cell>
          <table:table-cell table:style-name="Tableau44.I8" office:value-type="string">
            <text:p text:style-name="P54"><text:span text:style-name="_5f_Caractères_5f_correction">79</text:span></text:p>
          </table:table-cell>
          <table:table-cell table:style-name="Tableau44.J8" office:value-type="string">
            <text:p text:style-name="P19">80</text:p>
          </table:table-cell>
        </table:table-row>
        <table:table-row table:style-name="Tableau44.1">
          <table:table-cell table:style-name="Tableau44.A9" office:value-type="string">
            <text:p text:style-name="P19">81</text:p>
          </table:table-cell>
          <table:table-cell table:style-name="Tableau44.B9" office:value-type="string">
            <text:p text:style-name="P19">82</text:p>
          </table:table-cell>
          <table:table-cell table:style-name="Tableau44.C9" office:value-type="string">
            <text:p text:style-name="P54"><text:span text:style-name="_5f_Caractères_5f_correction">83</text:span></text:p>
          </table:table-cell>
          <table:table-cell table:style-name="Tableau44.D9" office:value-type="string">
            <text:p text:style-name="P19">84</text:p>
          </table:table-cell>
          <table:table-cell table:style-name="Tableau44.E9" office:value-type="string">
            <text:p text:style-name="P19">85</text:p>
          </table:table-cell>
          <table:table-cell table:style-name="Tableau44.F9" office:value-type="string">
            <text:p text:style-name="P19">86</text:p>
          </table:table-cell>
          <table:table-cell table:style-name="Tableau44.G9" office:value-type="string">
            <text:p text:style-name="P19">87</text:p>
          </table:table-cell>
          <table:table-cell table:style-name="Tableau44.H9" office:value-type="string">
            <text:p text:style-name="P19">88</text:p>
          </table:table-cell>
          <table:table-cell table:style-name="Tableau44.I9" office:value-type="string">
            <text:p text:style-name="P54"><text:span text:style-name="_5f_Caractères_5f_correction">89</text:span></text:p>
          </table:table-cell>
          <table:table-cell table:style-name="Tableau44.J9" office:value-type="string">
            <text:p text:style-name="P19">90</text:p>
          </table:table-cell>
        </table:table-row>
        <table:table-row table:style-name="Tableau44.1">
          <table:table-cell table:style-name="Tableau44.A10" office:value-type="string">
            <text:p text:style-name="P19">91</text:p>
          </table:table-cell>
          <table:table-cell table:style-name="Tableau44.B10" office:value-type="string">
            <text:p text:style-name="P19">92</text:p>
          </table:table-cell>
          <table:table-cell table:style-name="Tableau44.C10" office:value-type="string">
            <text:p text:style-name="P19">93</text:p>
          </table:table-cell>
          <table:table-cell table:style-name="Tableau44.D10" office:value-type="string">
            <text:p text:style-name="P19">94</text:p>
          </table:table-cell>
          <table:table-cell table:style-name="Tableau44.E10" office:value-type="string">
            <text:p text:style-name="P19">95</text:p>
          </table:table-cell>
          <table:table-cell table:style-name="Tableau44.F10" office:value-type="string">
            <text:p text:style-name="P19">96</text:p>
          </table:table-cell>
          <table:table-cell table:style-name="Tableau44.G10" office:value-type="string">
            <text:p text:style-name="P54"><text:span text:style-name="_5f_Caractères_5f_correction">97</text:span></text:p>
          </table:table-cell>
          <table:table-cell table:style-name="Tableau44.H10" office:value-type="string">
            <text:p text:style-name="P19">98</text:p>
          </table:table-cell>
          <table:table-cell table:style-name="Tableau44.I10" office:value-type="string">
            <text:p text:style-name="P19">99</text:p>
          </table:table-cell>
          <table:table-cell table:style-name="Tableau44.J10" office:value-type="string">
            <text:p text:style-name="P19">100</text:p>
          </table:table-cell>
        </table:table-row>
      </table:table>
      <text:list text:continue-numbering="true" text:style-name="_5f_Numérotation_20_des_20_exercices">
        <text:list-item>
          <text:list>
            <text:list-item>
              <text:p text:style-name="_5f_Paragraphe_5f_avec_5f_Num_5f_Question"><text:span text:style-name="_5f_Caractères">Dans le tableau précédent tous les nombres qui ne sont pas barrés sont des nombres</text:span><text:span text:style-name="_5f_Caractères"><text:span text:style-name="T10"> </text:span></text:span><text:span text:style-name="_5f_Caractères"><text:span text:style-name="T12">dits </text:span></text:span><text:span text:style-name="_5f_Caractères">premiers. Donne la liste de tous les nombres premiers strictement inférieurs à 30. Tu dois la connaître par cœur.</text:span></text:p>
            </text:list-item>
          </text:list>
        </text:list-item>
      </text:list>
      <text:p text:style-name="P17"><text:span text:style-name="_5f_Caractères_5f_correction"><text:span text:style-name="T42">2 ; 3 ; 5 ; 7 ; 11 ; 13 ; 17 ; 19 ; 23 </text:span></text:span><text:span text:style-name="_5f_Caractères_5f_correction"><text:span text:style-name="T12">et</text:span></text:span><text:span text:style-name="_5f_Caractères_5f_correction"><text:span text:style-name="T43"> </text:span></text:span><text:span text:style-name="_5f_Caractères_5f_correction"><text:span text:style-name="T42">29</text:span></text:span></text:p>
      <text:list text:continue-numbering="true" text:style-name="_5f_Numérotation_20_des_20_exercices">
        <text:list-item>
          <text:h text:style-name="P63" text:outline-level="1"><text:span text:style-name="_5f_Caractères_5f_gras"><text:span text:style-name="T9">D</text:span></text:span><text:span text:style-name="_5f_Caractères_5f_gras">evinette</text:span></text:h>
        </text:list-item>
      </text:list>
      <text:h text:style-name="_5f_Paragraphe" text:outline-level="1"><text:span text:style-name="_5f_Caractères">Mon double est compris entre 30 et 40, mon tiers est inférieur à 6. Quel nombre premier suis-je ?</text:span></text:h>
      <text:h text:style-name="P21" text:outline-level="1"><text:span text:style-name="_5f_Caractères_5f_correction"><text:span text:style-name="T19">Com</text:span></text:span><text:span text:style-name="_5f_Caractères_5f_correction"><text:span text:style-name="T10">me</text:span></text:span><text:span text:style-name="_5f_Caractères_5f_correction"><text:span text:style-name="T20"> </text:span></text:span><text:span text:style-name="_5f_Caractères_5f_correction"><text:span text:style-name="T10">: </text:span></text:span><text:span text:style-name="_5f_Caractères_5f_correction"><text:span text:style-name="T19">30</text:span></text:span><text:span text:style-name="_5f_Caractères_5f_correction"><text:span text:style-name="T20"> </text:span></text:span><text:span text:style-name="_5f_Caractères"><text:span text:style-name="T21"></text:span></text:span><text:span text:style-name="_5f_Caractères"><text:span text:style-name="T22"> </text:span></text:span><text:span text:style-name="_5f_Caractères_5f_correction"><text:span text:style-name="T16">2</text:span></text:span><text:span text:style-name="_5f_Caractères_5f_correction"><text:span text:style-name="T17"> </text:span></text:span><text:span text:style-name="_5f_Caractères_5f_correction"><text:span text:style-name="T16">=</text:span></text:span><text:span text:style-name="_5f_Caractères_5f_correction"><text:span text:style-name="T17"> </text:span></text:span><text:span text:style-name="_5f_Caractères_5f_correction"><text:span text:style-name="T16">15 et 40</text:span></text:span><text:span text:style-name="_5f_Caractères_5f_correction"><text:span text:style-name="T17"> </text:span></text:span><text:span text:style-name="_5f_Caractères_5f_correction"><text:span text:style-name="T24">÷</text:span></text:span><text:span text:style-name="_5f_Caractères_5f_correction"><text:span text:style-name="T25"> </text:span></text:span><text:span text:style-name="_5f_Caractères_5f_correction"><text:span text:style-name="T16">2</text:span></text:span><text:span text:style-name="_5f_Caractères_5f_correction"><text:span text:style-name="T17"> </text:span></text:span><text:span text:style-name="_5f_Caractères_5f_correction"><text:span text:style-name="T16">=</text:span></text:span><text:span text:style-name="_5f_Caractères_5f_correction"><text:span text:style-name="T17"> </text:span></text:span><text:span text:style-name="_5f_Caractères_5f_correction"><text:span text:style-name="T16">20, je suis compris entre 15 et 20. </text:span></text:span></text:h>
      <text:h text:style-name="P21" text:outline-level="1"><text:span text:style-name="_5f_Caractères_5f_correction"><text:span text:style-name="T44">Seuls 17 et 19 sont possibles.</text:span></text:span></text:h>
      <text:h text:style-name="P21" text:outline-level="1"><text:span text:style-name="_5f_Caractères_5f_correction"><text:span text:style-name="T16">D</text:span></text:span><text:span text:style-name="_5f_Caractères_5f_correction"><text:span text:style-name="T18">e plus, comme : </text:span></text:span><text:span text:style-name="_5f_Caractères_5f_correction"><text:span text:style-name="T16">6</text:span></text:span><text:span text:style-name="_5f_Caractères_5f_correction"><text:span text:style-name="T17"> </text:span></text:span><text:span text:style-name="_5f_Caractères"><text:span text:style-name="T21">×</text:span></text:span><text:span text:style-name="_5f_Caractères"><text:span text:style-name="T22"> </text:span></text:span><text:span text:style-name="_5f_Caractères_5f_correction"><text:span text:style-name="T16">3</text:span></text:span><text:span text:style-name="_5f_Caractères_5f_correction"><text:span text:style-name="T17"> </text:span></text:span><text:span text:style-name="_5f_Caractères_5f_correction"><text:span text:style-name="T16">=</text:span></text:span><text:span text:style-name="_5f_Caractères_5f_correction"><text:span text:style-name="T17"> </text:span></text:span><text:span text:style-name="_5f_Caractères_5f_correction"><text:span text:style-name="T16">18, je suis plus petit que 18.</text:span></text:span></text:h>
      <text:h text:style-name="P21" text:outline-level="1"><text:span text:style-name="_5f_Caractères_5f_correction"><text:span text:style-name="T16">Il ne reste que 17.</text:span></text:span></text:h>
      <text:h text:style-name="_5f_Paragraphe" text:outline-level="1"><text:span text:style-name="_5f_Caractères_5f_gras"/></text:h>
      <text:list text:continue-numbering="true" text:style-name="_5f_Numérotation_20_des_20_exercices">
        <text:list-item>
          <text:h text:style-name="P59" text:outline-level="1"><text:span text:style-name="_5f_Caractères_5f_gras"><text:span text:style-name="T34">D</text:span></text:span><text:span text:style-name="_5f_Caractères_5f_gras">écomposition</text:span></text:h>
        </text:list-item>
      </text:list>
      <text:h text:style-name="_5f_Paragraphe_5f_avec_5f_espace_5f_en_5f_dessous" text:outline-level="1"><text:span text:style-name="_5f_Caractères"><text:span text:style-name="T10">Pour décomposer </text:span></text:span><text:span text:style-name="_5f_Caractères"><text:span text:style-name="T13">un nombre </text:span></text:span><text:span text:style-name="_5f_Caractères"><text:span text:style-name="T10">en produit de facteurs premiers, on peut effectuer des divisions </text:span></text:span><text:span text:style-name="_5f_Caractères"><text:span text:style-name="T13">successives</text:span></text:span><text:span text:style-name="_5f_Caractères"><text:span text:style-name="T10"> par les nombres premiers dans l’ordre croissant.On peut représenter </text:span></text:span><text:span text:style-name="_5f_Caractères"><text:span text:style-name="T13">ces divisions </text:span></text:span><text:span text:style-name="_5f_Caractères"><text:span text:style-name="T10">de la façon suivante en notant dans la colonne de droite les diviseurs successifs et dans celle de gauche les quotients obtenus.</text:span></text:span><text:span text:style-name="_5f_Caractères"> <text:s/></text:span></text:h>
      <text:section text:style-name="Sect1" text:name="Section1">
        <text:h text:style-name="_5f_Paragraphe" text:outline-level="1"><text:span text:style-name="_5f_Caractères_5f_correction">4 680</text:span></text:h>
        <text:h text:style-name="_5f_Paragraphe" text:outline-level="1"><text:span text:style-name="_5f_Caractères">2 340</text:span></text:h>
        <text:h text:style-name="_5f_Paragraphe" text:outline-level="1"><text:span text:style-name="_5f_Caractères">1 170</text:span></text:h>
        <text:h text:style-name="_5f_Paragraphe" text:outline-level="1"><text:span text:style-name="_5f_Caractères">585</text:span></text:h>
        <text:h text:style-name="_5f_Paragraphe" text:outline-level="1"><text:span text:style-name="_5f_Caractères_5f_gras">195</text:span></text:h>
        <text:h text:style-name="_5f_Paragraphe" text:outline-level="1"><text:span text:style-name="_5f_Caractères_5f_gras">65</text:span></text:h>
        <text:h text:style-name="_5f_Paragraphe" text:outline-level="1"><text:span text:style-name="_5f_Caractères">13</text:span></text:h>
        <text:h text:style-name="_5f_Paragraphe" text:outline-level="1"><text:span text:style-name="_5f_Caractères_5f_gras"><text:span text:style-name="T37">2</text:span></text:span></text:h>
        <text:h text:style-name="_5f_Paragraphe" text:outline-level="1"><text:span text:style-name="_5f_Caractères_5f_gras"><text:span text:style-name="T37">2</text:span></text:span></text:h>
        <text:h text:style-name="_5f_Paragraphe" text:outline-level="1"><text:span text:style-name="_5f_Caractères_5f_gras"><text:span text:style-name="T37">2</text:span></text:span></text:h>
        <text:h text:style-name="_5f_Paragraphe" text:outline-level="1"><text:span text:style-name="_5f_Caractères_5f_gras"><text:span text:style-name="T40">3</text:span></text:span></text:h>
        <text:h text:style-name="_5f_Paragraphe" text:outline-level="1"><text:span text:style-name="_5f_Caractères_5f_gras"><text:span text:style-name="T40">3</text:span></text:span></text:h>
        <text:h text:style-name="_5f_Paragraphe" text:outline-level="1"><text:span text:style-name="_5f_Caractères_5f_gras"><text:span text:style-name="T40">5</text:span></text:span></text:h>
        <text:h text:style-name="_5f_Paragraphe" text:outline-level="1"><text:span text:style-name="_5f_Caractères_5f_gras"><text:span text:style-name="T40">13</text:span></text:span></text:h>
        <text:h text:style-name="_5f_Paragraphe" text:outline-level="1"><text:span text:style-name="_5f_Caractères_5f_gras">Explications </text:span></text:h>
        <text:h text:style-name="_5f_Paragraphe" text:outline-level="1"><text:span text:style-name="_5f_Caractères">4 680 = </text:span><text:span text:style-name="_5f_Caractères_5f_gras"><text:span text:style-name="T37">2</text:span></text:span><text:span text:style-name="_5f_Caractères_5f_correction"><text:span text:style-name="T31"> </text:span></text:span><text:span text:style-name="_5f_Caractères">× 2 340</text:span></text:h>
        <text:h text:style-name="_5f_Paragraphe" text:outline-level="1"><text:span text:style-name="_5f_Caractères">2 340 =</text:span><text:span text:style-name="_5f_Caractères_5f_correction"><text:span text:style-name="T31"> </text:span></text:span><text:span text:style-name="_5f_Caractères_5f_gras"><text:span text:style-name="T38">2</text:span></text:span><text:span text:style-name="_5f_Caractères_5f_correction"><text:span text:style-name="T31"> </text:span></text:span><text:span text:style-name="_5f_Caractères"><text:span text:style-name="T31">× 1 170</text:span></text:span></text:h>
        <text:h text:style-name="_5f_Paragraphe" text:outline-level="1"><text:span text:style-name="_5f_Caractères"><text:span text:style-name="T31">1 170 = </text:span></text:span><text:span text:style-name="_5f_Caractères_5f_gras"><text:span text:style-name="T38">2</text:span></text:span><text:span text:style-name="_5f_Caractères_5f_correction"><text:span text:style-name="T31"> </text:span></text:span><text:span text:style-name="_5f_Caractères"><text:span text:style-name="T31">× 585</text:span></text:span></text:h>
        <text:h text:style-name="_5f_Paragraphe" text:outline-level="1"><text:span text:style-name="_5f_Caractères">585 n’étant pas divisible par</text:span><text:span text:style-name="_5f_Caractères_5f_correction"> </text:span><text:span text:style-name="_5f_Caractères_5f_gras">2</text:span><text:span text:style-name="_5f_Caractères">, on regarde s’il est divisible par</text:span><text:span text:style-name="_5f_Caractères_5f_correction"> </text:span><text:span text:style-name="_5f_Caractères_5f_gras">3…</text:span></text:h>
      </text:section>
      <text:h text:style-name="P14" text:outline-level="1"><text:span text:style-name="_5f_Caractères_5f_gras_5f_Vert_5f_Italique"><text:span text:style-name="T28"/></text:span></text:h>
      <text:h text:style-name="P14" text:outline-level="1"><text:span text:style-name="_5f_Caractères">Donc : </text:span><text:span text:style-name="_5f_pointillés_20_gris"><text:tab/></text:span><text:span text:style-name="_5f_Caractères_5f_gras"><text:span text:style-name="T29">4 680 </text:span></text:span><text:span text:style-name="_5f_Caractères"><text:span text:style-name="T29">=</text:span></text:span><text:span text:style-name="_5f_Caractères_5f_gras"><text:span text:style-name="T29"> </text:span></text:span><text:span text:style-name="_5f_Caractères_5f_gras"><text:span text:style-name="T39">2 × 2 × 2 </text:span></text:span><text:span text:style-name="_5f_Caractères_5f_gras"><text:span text:style-name="T29">× </text:span></text:span><text:span text:style-name="_5f_Caractères_5f_gras"><text:span text:style-name="T41">3 × 3 </text:span></text:span><text:span text:style-name="_5f_Caractères_5f_gras"><text:span text:style-name="T29">×</text:span></text:span><text:span text:style-name="_5f_Caractères_5f_gras"><text:span text:style-name="T30"> </text:span></text:span><text:span text:style-name="_5f_Caractères_5f_gras"><text:span text:style-name="T29">5 × 13</text:span></text:span></text:h>
      <text:h text:style-name="_5f_Paragraphe_5f_avec_5f_espace_5f_en_5f_dessous" text:outline-level="1"><text:span text:style-name="_5f_Caractères"><text:span text:style-name="T35"><text:s text:c="3"/>Ou : </text:span></text:span><text:span text:style-name="_5f_pointillés_20_gris"><text:span text:style-name="T35"><text:tab/></text:span></text:span><text:span text:style-name="_5f_Caractères_5f_gras"><text:span text:style-name="T29">4 680 </text:span></text:span><text:span text:style-name="_5f_Caractères"><text:span text:style-name="T29">=</text:span></text:span><text:span text:style-name="_5f_Caractères_5f_gras"><text:span text:style-name="T29"> </text:span></text:span><text:span text:style-name="_5f_Caractères_5f_gras"><text:span text:style-name="T39">2</text:span></text:span><text:span text:style-name="_5f_Caractères_5f_exposant"><text:span text:style-name="T39">3</text:span></text:span><text:span text:style-name="_5f_Caractères_5f_gras"><text:span text:style-name="T29"> × </text:span></text:span><text:span text:style-name="_5f_Caractères_5f_gras"><text:span text:style-name="T41">3</text:span></text:span><text:span text:style-name="_5f_Caractères_5f_exposant"><text:span text:style-name="T41">2</text:span></text:span><text:span text:style-name="_5f_Caractères_5f_gras"><text:span text:style-name="T29"> × 5 × 13</text:span></text:span></text:h>
      <text:h text:style-name="P13" text:outline-level="1"><text:span text:style-name="_5f_Caractères">Détermine la décomposition en produit de facteurs premiers de  : </text:span></text:h>
      <text:p text:style-name="P16"><text:span text:style-name="_5f_Caractères">308 =</text:span><text:span text:style-name="_5f_Caractères_5f_correction"> </text:span><text:span text:style-name="_5f_Caractères_5f_correction"><text:span text:style-name="T50"> </text:span></text:span><text:span text:style-name="_5f_Caractères_5f_correction">2</text:span><text:span text:style-name="_5f_Caractères_5f_correction"><text:span text:style-name="T45">2</text:span></text:span><text:span text:style-name="_5f_Caractères_5f_correction"><text:span text:style-name="T46"> </text:span></text:span><text:span text:style-name="_5f_Caractères_5f_correction">×</text:span><text:span text:style-name="_5f_Caractères_5f_correction"><text:span text:style-name="T49"> </text:span></text:span><text:span text:style-name="_5f_Caractères_5f_correction">7</text:span><text:span text:style-name="_5f_Caractères_5f_correction"><text:span text:style-name="T49"> </text:span></text:span><text:span text:style-name="_5f_Caractères_5f_correction">×</text:span><text:span text:style-name="_5f_Caractères_5f_correction"><text:span text:style-name="T49"> </text:span></text:span><text:span text:style-name="_5f_Caractères_5f_correction">11</text:span></text:p>
      <text:p text:style-name="P16"><text:span text:style-name="_5f_Caractères">252 = </text:span><text:span text:style-name="_5f_pointillés_20_gris"><text:span text:style-name="T26">.</text:span></text:span><text:span text:style-name="_5f_Caractères_5f_correction"><text:span text:style-name="T26">2</text:span></text:span><text:span text:style-name="_5f_Caractères_5f_correction"><text:span text:style-name="T47">2</text:span></text:span><text:span text:style-name="_5f_Caractères_5f_correction"><text:span text:style-name="T46"> </text:span></text:span><text:span text:style-name="_5f_Caractères_5f_correction"><text:span text:style-name="T26">×</text:span></text:span><text:span text:style-name="_5f_Caractères_5f_correction"><text:span text:style-name="T49"> </text:span></text:span><text:span text:style-name="_5f_Caractères_5f_correction"><text:span text:style-name="T26">3</text:span></text:span><text:span text:style-name="_5f_Caractères_5f_correction"><text:span text:style-name="T47">2</text:span></text:span><text:span text:style-name="_5f_Caractères_5f_correction"><text:span text:style-name="T46"> </text:span></text:span><text:span text:style-name="_5f_Caractères_5f_correction"><text:span text:style-name="T26">×</text:span></text:span><text:span text:style-name="_5f_Caractères_5f_correction"><text:span text:style-name="T49"> </text:span></text:span><text:span text:style-name="_5f_Caractères_5f_correction"><text:span text:style-name="T26">7</text:span></text:span></text:p>
      <text:p text:style-name="P16"><text:span text:style-name="_5f_Caractères">1 470 =</text:span><text:span text:style-name="_5f_pointillés_20_gris"><text:span text:style-name="T50"> </text:span></text:span><text:span text:style-name="_5f_Caractères_5f_correction"><text:span text:style-name="T50">2</text:span></text:span><text:span text:style-name="_5f_Caractères_5f_correction"><text:span text:style-name="T49"> </text:span></text:span><text:span text:style-name="_5f_Caractères_5f_correction"><text:span text:style-name="T50">×</text:span></text:span><text:span text:style-name="_5f_Caractères_5f_correction"><text:span text:style-name="T49"> </text:span></text:span><text:span text:style-name="_5f_Caractères_5f_correction"><text:span text:style-name="T50">3</text:span></text:span><text:span text:style-name="_5f_Caractères_5f_correction"><text:span text:style-name="T49"> </text:span></text:span><text:span text:style-name="_5f_Caractères_5f_correction"><text:span text:style-name="T50">×</text:span></text:span><text:span text:style-name="_5f_Caractères_5f_correction"><text:span text:style-name="T49"> </text:span></text:span><text:span text:style-name="_5f_Caractères_5f_correction"><text:span text:style-name="T50">5</text:span></text:span><text:span text:style-name="_5f_Caractères_5f_correction"><text:span text:style-name="T49"> </text:span></text:span><text:span text:style-name="_5f_Caractères_5f_correction"><text:span text:style-name="T50">×</text:span></text:span><text:span text:style-name="_5f_Caractères_5f_correction"><text:span text:style-name="T49"> </text:span></text:span><text:span text:style-name="_5f_Caractères_5f_correction"><text:span text:style-name="T50">7</text:span></text:span><text:span text:style-name="_5f_Caractères_5f_correction"><text:span text:style-name="T48">2</text:span></text:span></text:p>
      <text:p text:style-name="P16"><text:span text:style-name="_5f_Caractères">3 780 = </text:span><text:span text:style-name="_5f_pointillés_20_gris"><text:span text:style-name="T50"> </text:span></text:span><text:span text:style-name="_5f_Caractères_5f_correction"><text:span text:style-name="T50">2</text:span></text:span><text:span text:style-name="_5f_Caractères_5f_correction"><text:span text:style-name="T48">2</text:span></text:span><text:span text:style-name="_5f_Caractères_5f_correction"><text:span text:style-name="T46"> </text:span></text:span><text:span text:style-name="_5f_Caractères_5f_correction"><text:span text:style-name="T50">×</text:span></text:span><text:span text:style-name="_5f_Caractères_5f_correction"><text:span text:style-name="T49"> </text:span></text:span><text:span text:style-name="_5f_Caractères_5f_correction"><text:span text:style-name="T50">3</text:span></text:span><text:span text:style-name="_5f_Caractères_5f_correction"><text:span text:style-name="T48">3</text:span></text:span><text:span text:style-name="_5f_Caractères_5f_correction"><text:span text:style-name="T46"> </text:span></text:span><text:span text:style-name="_5f_Caractères_5f_correction"><text:span text:style-name="T50">×</text:span></text:span><text:span text:style-name="_5f_Caractères_5f_correction"><text:span text:style-name="T49"> </text:span></text:span><text:span text:style-name="_5f_Caractères_5f_correction"><text:span text:style-name="T50">5</text:span></text:span><text:span text:style-name="_5f_Caractères_5f_correction"><text:span text:style-name="T49"> </text:span></text:span><text:span text:style-name="_5f_Caractères_5f_correction"><text:span text:style-name="T50">×</text:span></text:span><text:span text:style-name="_5f_Caractères_5f_correction"><text:span text:style-name="T49"> </text:span></text:span><text:span text:style-name="_5f_Caractères_5f_correction"><text:span text:style-name="T50">7</text:span></text:span></text:p>
      <text:p text:style-name="P16"><text:span text:style-name="_5f_Caractères"><text:span text:style-name="T31">308</text:span></text:span><text:span text:style-name="_5f_Caractères_5f_correction"><text:span text:style-name="T32"> </text:span></text:span><text:span text:style-name="_5f_Caractères_5f_correction"><text:span text:style-name="T31">×</text:span></text:span><text:span text:style-name="_5f_Caractères_5f_correction"><text:span text:style-name="T32"> 1 470</text:span></text:span><text:span text:style-name="_5f_Caractères"> =</text:span><text:span text:style-name="_5f_pointillés_20_gris"><text:span text:style-name="T50"> </text:span></text:span><text:span text:style-name="_5f_Caractères"><text:span text:style-name="T49"> </text:span></text:span><text:span text:style-name="_5f_Caractères_5f_correction"><text:span text:style-name="T49">2</text:span></text:span><text:span text:style-name="_5f_Caractères_5f_correction"><text:span text:style-name="T46">3 </text:span></text:span><text:span text:style-name="_5f_Caractères_5f_correction"><text:span text:style-name="T49">× 3 × 5 × 7</text:span></text:span><text:span text:style-name="_5f_Caractères_5f_correction"><text:span text:style-name="T46">3 </text:span></text:span><text:span text:style-name="_5f_Caractères_5f_correction"><text:span text:style-name="T49">× 11</text:span></text:span></text:p>
      <text:list text:continue-numbering="true" text:style-name="_5f_Numérotation_20_des_20_exercices">
        <text:list-item>
          <text:h text:style-name="P64" text:outline-level="1"><text:span text:style-name="_5f_Caractères_5f_gras"><text:span text:style-name="T26">Plus grand diviseur commun</text:span></text:span></text:h>
          <text:list>
            <text:list-item>
              <text:h text:style-name="P61" text:outline-level="1"><text:span text:style-name="_5f_Caractères"><text:span text:style-name="T14">D</text:span></text:span><text:span text:style-name="_5f_Caractères"><text:span text:style-name="T10">écompose</text:span></text:span><text:span text:style-name="_5f_Caractères"><text:span text:style-name="T14"> en </text:span></text:span><text:span text:style-name="_5f_Caractères"><text:span text:style-name="T15">produit de </text:span></text:span><text:span text:style-name="_5f_Caractères"><text:span text:style-name="T14">facteurs premiers </text:span></text:span><text:span text:style-name="_5f_Caractères"><text:span text:style-name="T10">600</text:span></text:span><text:span text:style-name="_5f_Caractères"><text:span text:style-name="T14"> et</text:span></text:span><text:span text:style-name="_5f_Caractères"><text:span text:style-name="T10"> 220</text:span></text:span><text:span text:style-name="_5f_Caractères"><text:span text:style-name="T14">.</text:span></text:span></text:h>
            </text:list-item>
          </text:list>
        </text:list-item>
      </text:list>
      <text:h text:style-name="P15" text:outline-level="1"><text:span text:style-name="_5f_Caractères"><text:span text:style-name="T52">600</text:span></text:span><text:span text:style-name="_5f_Caractères"><text:span text:style-name="T53"> </text:span></text:span><text:span text:style-name="_5f_Caractères"><text:span text:style-name="T52">=</text:span></text:span><text:span text:style-name="_5f_Caractères"><text:span text:style-name="T51"> 2 ×</text:span></text:span><text:span text:style-name="_5f_Caractères"><text:span text:style-name="T52"> </text:span></text:span><text:span text:style-name="_5f_Caractères"><text:span text:style-name="T51">2</text:span></text:span><text:span text:style-name="_5f_Caractères"><text:span text:style-name="T53"> </text:span></text:span><text:span text:style-name="_5f_Caractères"><text:span text:style-name="T51">×</text:span></text:span><text:span text:style-name="_5f_Caractères"><text:span text:style-name="T52"> </text:span></text:span><text:span text:style-name="_5f_Caractères"><text:span text:style-name="T51">2</text:span></text:span><text:span text:style-name="_5f_Caractères"><text:span text:style-name="T53"> </text:span></text:span><text:span text:style-name="_5f_Caractères"><text:span text:style-name="T51">×</text:span></text:span><text:span text:style-name="_5f_Caractères"><text:span text:style-name="T52"> 3 </text:span></text:span><text:span text:style-name="_5f_Caractères"><text:span text:style-name="T51">×</text:span></text:span><text:span text:style-name="_5f_Caractères"><text:span text:style-name="T52"> 5 × 5</text:span></text:span></text:h>
      <text:h text:style-name="P15" text:outline-level="1"><text:span text:style-name="_5f_Caractères"><text:span text:style-name="T52">220</text:span></text:span><text:span text:style-name="_5f_Caractères"><text:span text:style-name="T53"> </text:span></text:span><text:span text:style-name="_5f_Caractères"><text:span text:style-name="T52">=</text:span></text:span><text:span text:style-name="_5f_Caractères"><text:span text:style-name="T51"> 2 ×</text:span></text:span><text:span text:style-name="_5f_Caractères"><text:span text:style-name="T52"> </text:span></text:span><text:span text:style-name="_5f_Caractères"><text:span text:style-name="T51">2</text:span></text:span><text:span text:style-name="_5f_Caractères"><text:span text:style-name="T53"> </text:span></text:span><text:span text:style-name="_5f_Caractères"><text:span text:style-name="T51">×</text:span></text:span><text:span text:style-name="_5f_Caractères"><text:span text:style-name="T52"> 5 × 11</text:span></text:span></text:h>
      <text:list text:continue-numbering="true" text:style-name="_5f_Numérotation_20_des_20_exercices">
        <text:list-item>
          <text:list>
            <text:list-item>
              <text:h text:style-name="P62" text:outline-level="1"><text:span text:style-name="_5f_Caractères"><text:span text:style-name="T27">D</text:span></text:span><text:span text:style-name="_5f_Caractères">onne tous les diviseurs communs à 600 et 220</text:span></text:h>
            </text:list-item>
          </text:list>
        </text:list-item>
      </text:list>
      <text:h text:style-name="P15" text:outline-level="1"><text:span text:style-name="_5f_Caractères"><text:span text:style-name="T52">2 ; 2</text:span></text:span><text:span text:style-name="_5f_Caractères"><text:span text:style-name="T53"> </text:span></text:span><text:span text:style-name="_5f_Caractères"><text:span text:style-name="T52">× 2 = 4 ; 2</text:span></text:span><text:span text:style-name="_5f_Caractères"><text:span text:style-name="T53"> </text:span></text:span><text:span text:style-name="_5f_Caractères"><text:span text:style-name="T52">× 5 = 10 ; 2</text:span></text:span><text:span text:style-name="_5f_Caractères"><text:span text:style-name="T53"> </text:span></text:span><text:span text:style-name="_5f_Caractères"><text:span text:style-name="T52">× 2</text:span></text:span><text:span text:style-name="_5f_Caractères"><text:span text:style-name="T53"> </text:span></text:span><text:span text:style-name="_5f_Caractères"><text:span text:style-name="T52">× 5 = 20. </text:span></text:span></text:h>
      <text:list text:continue-numbering="true" text:style-name="_5f_Numérotation_20_des_20_exercices">
        <text:list-item>
          <text:list>
            <text:list-item>
              <text:p text:style-name="P57"><text:span text:style-name="_5f_Caractères"><text:span text:style-name="T27">Q</text:span></text:span><text:span text:style-name="_5f_Caractères">uel est le plus grand de ces diviseurs communs</text:span><text:span text:style-name="_5f_Caractères"><text:span text:style-name="T33"> </text:span></text:span><text:span text:style-name="_5f_Caractères">? </text:span><text:span text:style-name="_5f_Caractères_5f_correction"><text:span text:style-name="T57">20</text:span></text:span></text:p>
            </text:list-item>
            <text:list-item>
              <text:h text:style-name="P60" text:outline-level="1"><text:span text:style-name="_5f_Caractères">Comment retrouver le résultat de la question </text:span><text:span text:style-name="_5f_Caractères_5f_gras"><text:span text:style-name="T36">c.</text:span></text:span><text:span text:style-name="_5f_Caractères"> à partir des décompositions de la question </text:span><text:span text:style-name="_5f_Caractères_5f_gras"><text:span text:style-name="T36">a.</text:span></text:span><text:span text:style-name="_5f_Caractères"> <text:s/></text:span></text:h>
            </text:list-item>
          </text:list>
        </text:list-item>
      </text:list>
      <text:h text:style-name="P15" text:outline-level="1"><text:span text:style-name="_5f_Caractères"><text:span text:style-name="T53">L</text:span></text:span><text:span text:style-name="_5f_Caractères"><text:span text:style-name="T52">es facteurs communs aux deux décompositions sont 2 ; 2 et 5 </text:span></text:span><text:span text:style-name="_5f_Caractères"><text:span text:style-name="T23">or 20 = </text:span></text:span><text:span text:style-name="_5f_Caractères"><text:span text:style-name="T52">2</text:span></text:span><text:span text:style-name="_5f_Caractères"><text:span text:style-name="T54"> </text:span></text:span><text:span text:style-name="_5f_Caractères"><text:span text:style-name="T52">× 2</text:span></text:span><text:span text:style-name="_5f_Caractères"><text:span text:style-name="T54"> </text:span></text:span><text:span text:style-name="_5f_Caractères"><text:span text:style-name="T52">× 5</text:span></text:span></text:h>
      <text:list text:continue-numbering="true" text:style-name="_5f_Numérotation_20_des_20_exercices">
        <text:list-item>
          <text:list>
            <text:list-item>
              <text:h text:style-name="P60" text:outline-level="1"><text:span text:style-name="_5f_Caractères">Détermine le plus grand diviseur commun à 1 275 et 5 950.</text:span></text:h>
            </text:list-item>
          </text:list>
        </text:list-item>
      </text:list>
      <text:h text:style-name="P15" text:outline-level="1"><text:span text:style-name="_5f_Caractères"><text:span text:style-name="T55">1 275</text:span></text:span><text:span text:style-name="_5f_Caractères"><text:span text:style-name="T54"> </text:span></text:span><text:span text:style-name="_5f_Caractères"><text:span text:style-name="T55">=</text:span></text:span><text:span text:style-name="_5f_Caractères"><text:span text:style-name="T54"> </text:span></text:span><text:span text:style-name="_5f_Caractères"><text:span text:style-name="T55">3 </text:span></text:span><text:span text:style-name="_5f_Caractères"><text:span text:style-name="T52">× </text:span></text:span><text:span text:style-name="_5f_Caractères"><text:span text:style-name="T55">5 </text:span></text:span><text:span text:style-name="_5f_Caractères"><text:span text:style-name="T52">× 5 × </text:span></text:span><text:span text:style-name="_5f_Caractères"><text:span text:style-name="T55">17 et 5 950</text:span></text:span><text:span text:style-name="_5f_Caractères"><text:span text:style-name="T54"> </text:span></text:span><text:span text:style-name="_5f_Caractères"><text:span text:style-name="T55">=</text:span></text:span><text:span text:style-name="_5f_Caractères"><text:span text:style-name="T54"> </text:span></text:span><text:span text:style-name="_5f_Caractères"><text:span text:style-name="T52">2</text:span></text:span><text:span text:style-name="_5f_Caractères"><text:span text:style-name="T55"> </text:span></text:span><text:span text:style-name="_5f_Caractères"><text:span text:style-name="T52">×</text:span></text:span><text:span text:style-name="_5f_Caractères"><text:span text:style-name="T55"> 5</text:span></text:span><text:span text:style-name="_5f_Caractères"><text:span text:style-name="T54"> </text:span></text:span><text:span text:style-name="_5f_Caractères"><text:span text:style-name="T52">× 5 × </text:span></text:span><text:span text:style-name="_5f_Caractères"><text:span text:style-name="T55">7</text:span></text:span><text:span text:style-name="_5f_Caractères"><text:span text:style-name="T52"> × </text:span></text:span><text:span text:style-name="_5f_Caractères"><text:span text:style-name="T55">17</text:span></text:span></text:h>
      <text:h text:style-name="P15" text:outline-level="1"><text:span text:style-name="_5f_Caractères"><text:span text:style-name="T56">On a</text:span></text:span><text:span text:style-name="_5f_Caractères"><text:span text:style-name="T54"> </text:span></text:span><text:span text:style-name="_5f_Caractères"><text:span text:style-name="T55">5 </text:span></text:span><text:span text:style-name="_5f_Caractères"><text:span text:style-name="T52">× 5 × </text:span></text:span><text:span text:style-name="_5f_Caractères"><text:span text:style-name="T55">17</text:span></text:span><text:span text:style-name="_5f_Caractères"><text:span text:style-name="T54"> </text:span></text:span><text:span text:style-name="_5f_Caractères"><text:span text:style-name="T55">=</text:span></text:span><text:span text:style-name="_5f_Caractères"><text:span text:style-name="T54"> </text:span></text:span><text:span text:style-name="_5f_Caractères"><text:span text:style-name="T55">425</text:span></text:span></text:h>
      <text:h text:style-name="P15" text:outline-level="1"><text:span text:style-name="_5f_Caractères"><text:span text:style-name="T51">Le plus grand diviseur commun à 1 275 et 5 950 est </text:span></text:span><text:span text:style-name="_5f_Caractères"><text:span text:style-name="T56">donc </text:span></text:span><text:span text:style-name="_5f_Caractères"><text:span text:style-name="T51">425.</text:span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OpenSymbol3" svg:font-family="OpenSymbol" style:font-adornments="Roman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loext:graphic-properties draw:fill="none" draw:fill-color="#729fcf"/>
      <style:paragraph-properties fo:margin-top="0.499cm" fo:margin-bottom="0.199cm" style:contextual-spacing="false" fo:text-align="justify" style:justify-single-word="false" style:page-number="auto" fo:background-color="transparent" style:shadow="none">
        <style:tab-stops/>
      </style:paragraph-properties>
      <style:text-properties fo:color="#ff660d" loext:opacity="100%" style:font-name="Bitstream Vera Sans5" fo:font-family="'Bitstream Vera Sans'" style:font-style-name="Oblique" style:font-family-generic="swiss" style:font-pitch="variable" fo:font-size="10pt" fo:font-style="italic" fo:font-weight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loext:graphic-properties draw:fill="none" draw:fill-color="#729fcf"/>
      <style:paragraph-properties fo:margin-top="0.101cm" fo:margin-bottom="0.101cm" style:contextual-spacing="false" style:page-number="auto" fo:background-color="transparent"/>
      <style:text-properties fo:color="#000000" loext:opacity="100%" fo:font-style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HTML" style:page-layout-name="Mpm2" draw:style-name="Mdp2"/>
    <style:master-page style:name="Landscape" style:page-layout-name="Mpm3" draw:style-name="Mdp2"/>
    <style:master-page style:name="SERIE_5f_NUMERIQUE_5f_CLR_5f_d7e12c_5f_2COL" style:display-name="SERIE_NUMERIQUE_CLR_d7e12c_2COL" style:page-layout-name="Mpm4" draw:style-name="Mdp1">
      <style:header>
        <text:p text:style-name="MP1"><draw:path text:anchor-type="paragraph" draw:z-index="22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0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31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2</text:span></text:p></draw:text-box></draw:frame><draw:line text:anchor-type="paragraph" draw:z-index="25" draw:name="Ligne_Entete_Impair_Numerique_2col" draw:style-name="Mgr5" draw:text-style-name="MP4" svg:x1="18.043cm" svg:y1="0.36cm" svg:x2="20.497cm" svg:y2="0.36cm"><text:p/></draw:line><draw:line text:anchor-type="paragraph" draw:z-index="29" draw:name="Ligne_Verticale_Impair_Numerique_2col" draw:style-name="Mgr5" draw:text-style-name="MP4" svg:x1="9.477cm" svg:y1="2.007cm" svg:x2="9.477cm" svg:y2="27.044cm"><text:p/></draw:line>Décomposition en produits de facteurs premiers</text:p>
      </style:header>
      <style:header-left>
        <text:p text:style-name="MP1"><draw:path text:anchor-type="paragraph" draw:z-index="23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27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2</text:span></text:p></draw:text-box></draw:frame><draw:line text:anchor-type="paragraph" draw:z-index="28" draw:name="Ligne_Entete_Pair_Numerique_2col" draw:style-name="Mgr5" draw:text-style-name="MP4" svg:x1="16.023cm" svg:y1="0.36cm" svg:x2="20.496cm" svg:y2="0.36cm"><text:p/></draw:line><draw:line text:anchor-type="paragraph" draw:z-index="30" draw:name="Ligne_Verticale_Pair_Numerique_2col" draw:style-name="Mgr5" draw:text-style-name="MP4" svg:x1="9.477cm" svg:y1="2.007cm" svg:x2="9.477cm" svg:y2="27.044cm"><text:p/></draw:line>Décomposition en produits de facteurs premier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26"><draw:text-box fo:min-height="0.499cm" fo:min-width="5.126cm"><text:h text:style-name="MP6" text:outline-level="1">arithmétique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Endnote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36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9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4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37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8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3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5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arithmétique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4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4" draw:style-name="Mdp1">
      <style:header>
        <text:p text:style-name="MP14"><draw:path text:anchor-type="paragraph" draw:z-index="40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2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5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41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3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6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6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7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32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5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1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33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4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2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2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arithmétique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3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44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6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8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45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7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7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4" draw:style-name="Mdp1">
      <style:header>
        <text:p text:style-name="MP25"><draw:path text:anchor-type="paragraph" draw:z-index="48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9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9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24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50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60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9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8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61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5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7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62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6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8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10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1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4" draw:style-name="Mdp1">
      <style:header>
        <text:p text:style-name="MP36"><draw:path text:anchor-type="paragraph" draw:z-index="63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7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9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64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8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0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12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3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4" draw:style-name="Mdp1">
      <style:header>
        <text:p text:style-name="MP37"><draw:path text:anchor-type="paragraph" draw:z-index="71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5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3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72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6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4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6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7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69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3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1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70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4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2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14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5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91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7" draw:name="Ligne_Entete_Impair_Programmation_2col" draw:style-name="Mgr20" draw:text-style-name="MP4" svg:x1="16.023cm" svg:y1="0.36cm" svg:x2="20.496cm" svg:y2="0.36cm"><text:p/></draw:line><draw:frame text:anchor-type="paragraph" draw:z-index="95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92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8" draw:name="Ligne_Entete_Pair_Programmation_2col" draw:style-name="Mgr20" draw:text-style-name="MP4" svg:x1="16.023cm" svg:y1="0.36cm" svg:x2="20.496cm" svg:y2="0.36cm"><text:p/></draw:line><draw:frame text:anchor-type="paragraph" draw:z-index="96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20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21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89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5" draw:name="Ligne_Entete_Impair_Programmation_1col" draw:style-name="Mgr20" draw:text-style-name="MP4" svg:x1="16.023cm" svg:y1="0.36cm" svg:x2="20.496cm" svg:y2="0.36cm"><text:p/></draw:line><draw:frame text:anchor-type="paragraph" draw:z-index="93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90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6" draw:name="Ligne_Entete_Pair_Programmation_1col" draw:style-name="Mgr20" draw:text-style-name="MP4" svg:x1="16.023cm" svg:y1="0.36cm" svg:x2="20.496cm" svg:y2="0.36cm"><text:p/></draw:line><draw:frame text:anchor-type="paragraph" draw:z-index="94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18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arithmétique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19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arithmétique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7.2$Windows_X86_64 LibreOffice_project/dd47e4b30cb7dab30588d6c79c651f218165e3c5</meta:generator>
    <dc:date>2024-07-13T10:37:40.071000000</dc:date>
    <meta:editing-duration>PT5H32M8S</meta:editing-duration>
    <meta:editing-cycles>112</meta:editing-cycles>
    <meta:print-date>2024-06-20T06:41:59.627120484</meta:print-date>
    <meta:printed-by>PDF files</meta:printed-by>
    <meta:document-statistic meta:table-count="1" meta:image-count="0" meta:object-count="0" meta:page-count="1" meta:paragraph-count="229" meta:word-count="767" meta:character-count="3228" meta:non-whitespace-character-count="2627"/>
    <meta:template xlink:type="simple" xlink:actuate="onRequest" xlink:title="Modele_Cahier" xlink:href="../../../../../../Modele_Cahier.ott" meta:date="2024-03-02T09:46:07.205140257"/>
  </office:meta>
</office:document-meta>
</file>